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5ead"/>
    </style:style>
    <style:style style:name="P2" style:family="paragraph" style:parent-style-name="Text_20_body">
      <style:text-properties officeooo:paragraph-rsid="0017e2f4"/>
    </style:style>
    <style:style style:name="T1" style:family="text">
      <style:text-properties officeooo:rsid="0017e2f4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Hello, and welcome to my world. My name is Nahtanriel. I am a Musician – Creator.</text:span><text:line-break/><text:span text:style-name="T2">I have created two solo albums, PERSPECTIVE &amp; PERSONALITY. </text:span><text:line-break/><text:span text:style-name="T2">My third solo album PERCEPTION is work in progress. </text:span><text:line-break/><text:line-break/><text:span text:style-name="T4">PERSPECTIVE</text:span><text:span text:style-name="T2"> was a passion project created in response to having many stories that I wanted to share, with a desire to condense them into a musical space. It was also the first time having to create an entire band worth of instruments and produce, mix and master all by myself.</text:span><text:line-break/><text:line-break/><text:span text:style-name="T4">PERSONALITY</text:span><text:span text:style-name="T2"> was a passion project created in response to having a relationship, that started from a non – caring, whatever happens space, to truly showing me my deep, personal traits. Ending in finding the love of my life and having me believe in myself again.</text:span></text:p>
      <text:p text:style-name="P2"><text:line-break/><text:span text:style-name="T4">PERCEPTION</text:span><text:span text:style-name="T2"> is a work in progress passion project, created in response to the many facets of my mind and beliefs. It features a broad mix of genres and sounds.</text:span></text:p>
      <text:p text:style-name="P2"><text:line-break/><text:span text:style-name="T2">I am in the process of creating a video game, with a unique concept derived from the idea of the finality of life, and the process of discovering what it may mean for each of us. Currently re-learning and expanding my game engine knowledge to achieve this.</text:span></text:p>
      <text:p text:style-name="P2"><text:line-break/><text:span text:style-name="T2">Please join me on this journey of creation and let us see where it goes. This is my story. (</text:span><text:span text:style-name="T3">Add copyright dun dun sound, you know the one</text:span><text:span text:style-name="T2">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30T18:56:31.668000000</meta:creation-date>
    <dc:date>2025-11-01T11:46:40.630000000</dc:date>
    <meta:editing-duration>PT54M2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4" meta:word-count="231" meta:character-count="1290" meta:non-whitespace-character-count="1054"/>
  </office:meta>
</office:document-meta>
</file>